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70">
          <table:table-cell table:number-columns-repeated="1024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blizzard</text:p>
          </table:table-cell>
          <table:table-cell table:number-columns-repeated="9"/>
          <table:table-cell office:value-type="string" calcext:value-type="string">
            <text:p>blazing_infern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frostball</text:p>
          </table:table-cell>
          <table:table-cell table:number-columns-repeated="9"/>
          <table:table-cell office:value-type="string" calcext:value-type="string">
            <text:p>fireball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table:style-name="ce5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08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88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wis_small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4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regenerate</text:p>
          </table:table-cell>
          <table:table-cell table:number-columns-repeated="9"/>
          <table:table-cell office:value-type="string" calcext:value-type="string">
            <text:p>thunder_spear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gorgons_gaze</text:p>
          </table:table-cell>
          <table:table-cell table:number-columns-repeated="9"/>
          <table:table-cell office:value-type="string" calcext:value-type="string">
            <text:p>thunder_storm</text:p>
          </table:table-cell>
          <table:table-cell table:number-columns-repeated="519"/>
        </table:table-row>
        <table:table-row table:style-name="ro1" table:number-rows-repeated="79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16:45:05.4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3T16:45:22.822000000</dc:date>
    <meta:editing-duration>PT4H59M12S</meta:editing-duration>
    <meta:editing-cycles>35</meta:editing-cycles>
    <meta:generator>Trio_Office/6.2.8.2$Windows_x86 LibreOffice_project/</meta:generator>
    <meta:document-statistic meta:table-count="1" meta:cell-count="119" meta:object-count="0"/>
  </office:meta>
</office:document-meta>
</file>